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style:line-height-at-least="0.503cm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c5bd7"/>
    </style:style>
    <style:style style:name="P4" style:family="paragraph" style:parent-style-name="Heading_20_4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name="Courier New"/>
    </style:style>
    <style:style style:name="T2" style:family="text">
      <style:text-properties style:font-name-asian="Courier New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wnload cuda</text:p>
      <text:p text:style-name="Standard"><text:a xlink:type="simple" xlink:href="https://blog.csdn.net/qq_35976351/article/details/79325476" text:style-name="Internet_20_link" text:visited-style-name="Visited_20_Internet_20_Link">https://blog.csdn.net/qq_35976351/article/details/79325476</text:a></text:p>
      <text:p text:style-name="Standard"/>
      <text:p text:style-name="Standard"/>
      <text:p text:style-name="P1"><text:span text:style-name="T2">系统设置</text:span><text:span text:style-name="T1">-&gt;</text:span><text:span text:style-name="T2">软件和更新</text:span><text:span text:style-name="T1">-&gt;</text:span><text:span text:style-name="T2">更新</text:span><text:span text:style-name="T1">-&gt;</text:span><text:span text:style-name="T2">不支持的更新</text:span></text:p>
      <text:p text:style-name="Standard">detail of cuda</text:p>
      <text:p text:style-name="Standard">https://blog.csdn.net/weixin_41863685/article/details/80303963</text:p>
      <text:p text:style-name="P3"/>
      <text:p text:style-name="Standard">https://blog.csdn.net/qq_35976351/article/details/79325476</text:p>
      <text:p text:style-name="Standard"/>
      <text:p text:style-name="Standard"/>
      <text:p text:style-name="Standard">accept/decline/quit: accept</text:p>
      <text:p text:style-name="Standard"/>
      <text:p text:style-name="Standard">You are attempting to install on an unsupported configuration. Do you wish to continue?</text:p>
      <text:p text:style-name="Standard">(y)es/(n)o [ default is no ]: y</text:p>
      <text:p text:style-name="Standard"/>
      <text:p text:style-name="Standard">Install NVIDIA Accelerated Graphics Driver for Linux-x86_64 384.81?</text:p>
      <text:p text:style-name="Standard">(y)es/(n)o/(q)uit: n</text:p>
      <text:p text:style-name="Standard"/>
      <text:p text:style-name="Standard">Install the CUDA 9.0 Toolkit?</text:p>
      <text:p text:style-name="Standard">(y)es/(n)o/(q)uit: y</text:p>
      <text:p text:style-name="Standard"/>
      <text:p text:style-name="Standard">Enter Toolkit Location</text:p>
      <text:p text:style-name="Standard"><text:s/>[ default is /usr/local/cuda-9.0 ]: </text:p>
      <text:p text:style-name="Standard"/>
      <text:p text:style-name="Standard">Do you want to install a symbolic link at /usr/local/cuda?</text:p>
      <text:p text:style-name="Standard">(y)es/(n)o/(q)uit: y</text:p>
      <text:p text:style-name="Standard"/>
      <text:p text:style-name="Standard">Install the CUDA 9.0 Samples?</text:p>
      <text:p text:style-name="Standard">(y)es/(n)o/(q)uit: y</text:p>
      <text:p text:style-name="Standard"/>
      <text:p text:style-name="Standard">Enter CUDA Samples Location</text:p>
      <text:p text:style-name="Standard"><text:s/>[ default is /root ]: </text:p>
      <text:p text:style-name="Standard"/>
      <text:p text:style-name="Standard">Installing the CUDA Toolkit in /usr/local/cuda-9.0 ...</text:p>
      <text:p text:style-name="Standard">Missing recommended library: libGL.so</text:p>
      <text:p text:style-name="Standard"/>
      <text:p text:style-name="Standard">Installing the CUDA Samples in /root ...</text:p>
      <text:p text:style-name="Standard">Copying samples to /root/NVIDIA_CUDA-9.0_Samples now...</text:p>
      <text:p text:style-name="Standard">Finished copying samples.</text:p>
      <text:p text:style-name="Standard"/>
      <text:p text:style-name="Standard">===========</text:p>
      <text:p text:style-name="Standard">= Summary =</text:p>
      <text:p text:style-name="Standard">===========</text:p>
      <text:p text:style-name="Standard"/>
      <text:p text:style-name="Standard">Driver: <text:s text:c="2"/>Not Selected</text:p>
      <text:p text:style-name="Standard">Toolkit: <text:s/>Installed in /usr/local/cuda-9.0</text:p>
      <text:p text:style-name="Standard">Samples: <text:s/>Installed in /root, but missing recommended libraries</text:p>
      <text:p text:style-name="Standard"/>
      <text:p text:style-name="Standard">Please make sure that</text:p>
      <text:p text:style-name="Standard"><text:s/>- <text:s text:c="2"/>PATH includes /usr/local/cuda-9.0/bin</text:p>
      <text:p text:style-name="Standard"><text:s/>- <text:s text:c="2"/>LD_LIBRARY_PATH includes /usr/local/cuda-9.0/lib64, or, add /usr/local/cuda-9.0/lib64 to /etc/ld.so.conf and run ldconfig as root</text:p>
      <text:p text:style-name="Standard"/>
      <text:p text:style-name="Standard">To uninstall the CUDA Toolkit, run the uninstall script in /usr/local/cuda-9.0/bin</text:p>
      <text:p text:style-name="Standard"/>
      <text:p text:style-name="Standard"><text:soft-page-break/>Please see CUDA_Installation_Guide_Linux.pdf in /usr/local/cuda-9.0/doc/pdf for detailed information on setting up CUDA.</text:p>
      <text:p text:style-name="Standard"/>
      <text:p text:style-name="Standard">***WARNING: Incomplete installation! This installation did not install the CUDA Driver. A driver of version at least 384.00 is required for CUDA 9.0 functionality to work.</text:p>
      <text:p text:style-name="Standard">To install the driver using this installer, run the following command, replacing &lt;CudaInstaller&gt; with the name of this run file:</text:p>
      <text:p text:style-name="Standard"><text:s text:c="4"/>sudo &lt;CudaInstaller&gt;.run -silent -driver</text:p>
      <text:p text:style-name="Standard"/>
      <text:p text:style-name="Standard">Logfile is /tmp/cuda_install_32553.log</text:p>
      <text:p text:style-name="Standard"/>
      <text:p text:style-name="Standard"/>
      <text:p text:style-name="Standard"/>
      <text:p text:style-name="Standard"/>
      <text:p text:style-name="Standard">软件包 libnvida-gl-390</text:p>
      <text:p text:style-name="Standard"/>
      <text:p text:style-name="Standard">for FILE in $(dpkg-divert --list | grep nvidia-340 | awk '{print $3}'); do dpkg-divert --remove $FILE; done</text:p>
      <text:p text:style-name="Standard"/>
      <text:p text:style-name="Standard"/>
      <text:p text:style-name="Standard"/>
      <text:p text:style-name="Standard">apt --fix-broken install</text:p>
      <text:p text:style-name="Standard"/>
      <text:p text:style-name="Standard"/>
      <text:p text:style-name="P2"><text:a xlink:type="simple" xlink:href="https://devtalk.nvidia.com/default/topic/1023028/linux/cuda-install-doesn-t-work-gt-error-only-0-devices-available-1-requested-/" text:style-name="Internet_20_link" text:visited-style-name="Visited_20_Internet_20_Link">https://devtalk.nvidia.com/default/topic/1023028/linux/cuda-install-doesn-t-work-gt-error-only-0-devices-available-1-requested-/</text:a></text:p>
      <text:p text:style-name="P2"/>
      <text:p text:style-name="P2"/>
      <text:h text:style-name="P4" text:outline-level="4">Linux:</text:h>
      <text:list xml:id="list893256080" text:style-name="L1">
        <text:list-item>
          <text:p text:style-name="P7">Open a terminal. </text:p>
        </text:list-item>
        <text:list-item>
          <text:p text:style-name="P7">Unpack the downloaded tar.gz archive. For example,<text:line-break/><text:span text:style-name="Source_20_Text">$ tar -xvzf houdini-16.5.378-linux_x86_64_gcc4.8.tar.gz</text:span><text:line-break/>This should create a directory called <text:span text:style-name="Source_20_Text">houdini-16.5.378-linux_x86_64_gcc4.8/</text:span> </text:p>
        </text:list-item>
        <text:list-item>
          <text:p text:style-name="P7">Run the houdini.install script:</text:p>
          <text:list>
            <text:list-item>
              <text:p text:style-name="P7"><text:span text:style-name="Source_20_Text">$ cd houdini-16.5.378-linux_x86_64_gcc4.8/</text:span> </text:p>
            </text:list-item>
            <text:list-item>
              <text:p text:style-name="P6"><text:span text:style-name="Source_20_Text">$ sudo ./houdini.install</text:span><text:line-break/>You can also double click on the <text:span text:style-name="Source_20_Text">houdini.install</text:span> file with your mouse. It will run the installer in a terminal. </text:p>
            </text:list-item>
          </text:list>
        </text:list-item>
      </text:list>
      <text:p text:style-name="P2"/>
      <text:p text:style-name="P2">quadrature points quadratic fe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20:45.146960768</meta:creation-date>
    <dc:date>2018-07-25T11:54:57.031805560</dc:date>
    <meta:editing-duration>PT2H36M42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2" meta:paragraph-count="52" meta:word-count="337" meta:character-count="2630" meta:non-whitespace-character-count="2352"/>
  </office:meta>
</office:document-meta>
</file>